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4D000001E498E5D019.png"/>
  <manifest:file-entry manifest:media-type="" manifest:full-path="Pictures/2000004700002D5200001C0DE740F0E3.svm"/>
  <manifest:file-entry manifest:media-type="image/png" manifest:full-path="Pictures/10000000000002B400000297F967F80D.png"/>
  <manifest:file-entry manifest:media-type="image/png" manifest:full-path="Pictures/10000000000001FE000003148AABCCA0.png"/>
  <manifest:file-entry manifest:media-type="" manifest:full-path="Pictures/2000000900003C0D000029F7428E60DE.svm"/>
  <manifest:file-entry manifest:media-type="image/png" manifest:full-path="Pictures/1000000000000371000002D0EE68E331.png"/>
  <manifest:file-entry manifest:media-type="image/png" manifest:full-path="Pictures/10000000000002930000010E29685333.png"/>
  <manifest:file-entry manifest:media-type="image/png" manifest:full-path="Pictures/10000000000003360000012BD0D17C6D.png"/>
  <manifest:file-entry manifest:media-type="image/jpeg" manifest:full-path="Pictures/1000000000000CC0000009901819B515.jpg"/>
  <manifest:file-entry manifest:media-type="image/png" manifest:full-path="Pictures/100000000000022400000192AECCEFDA.png"/>
  <manifest:file-entry manifest:media-type="image/png" manifest:full-path="Pictures/10000000000001AD00000187A71632F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5pt solid #000000"/>
    </style:style>
    <style:style style:name="Tabel3.A6" style:family="table-cell">
      <style:table-cell-properties fo:padding-left="0.191cm" fo:padding-right="0.191cm" fo:padding-top="0cm" fo:padding-bottom="0cm" fo:border-left="0.5pt solid #000000" fo:border-right="0.5pt solid #000000" fo:border-top="none" fo:border-bottom="0.5pt solid #000000"/>
    </style:style>
    <style:style style:name="P1" style:family="paragraph" style:parent-style-name="Standard">
      <style:text-properties style:font-name="Arial1" fo:font-size="12pt" style:font-size-asian="12pt" style:font-size-complex="12pt"/>
    </style:style>
    <style:style style:name="P2" style:family="paragraph" style:parent-style-name="Standard">
      <style:paragraph-properties fo:text-align="start" style:justify-single-word="false"/>
      <style:text-properties style:font-name="Arial1" fo:font-size="12pt" style:font-size-asian="12pt" style:font-size-complex="12pt"/>
    </style:style>
    <style:style style:name="P3" style:family="paragraph" style:parent-style-name="Standard">
      <style:paragraph-properties fo:text-align="end" style:justify-single-word="false"/>
      <style:text-properties fo:font-weight="bold" style:font-weight-asian="bold" style:font-weight-complex="bold"/>
    </style:style>
    <style:style style:name="P4" style:family="paragraph" style:parent-style-name="Standard">
      <style:text-properties fo:font-size="24pt" style:font-size-asian="24pt" style:font-size-complex="24pt"/>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line-height="150%"/>
      <style:text-properties style:use-window-font-color="true" style:font-name="Arial1" fo:font-size="16pt" style:font-size-asian="16pt"/>
    </style:style>
    <style:style style:name="P7" style:family="paragraph" style:parent-style-name="Standard">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ize-complex="12pt"/>
    </style:style>
    <style:style style:name="P8" style:family="paragraph" style:parent-style-name="Header">
      <style:paragraph-properties fo:text-align="end" style:justify-single-word="false"/>
    </style:style>
    <style:style style:name="P9" style:family="paragraph" style:parent-style-name="Footer">
      <style:paragraph-properties fo:text-align="end" style:justify-single-word="false"/>
      <style:text-properties style:font-name="Arial1" fo:font-size="12pt" style:font-size-asian="12pt" style:font-size-complex="12pt"/>
    </style:style>
    <style:style style:name="P10" style:family="paragraph" style:parent-style-name="Standard">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20pt" fo:font-weight="bold" style:font-size-asian="20pt" style:font-weight-asian="bold" style:font-size-complex="24pt" style:font-weight-complex="bold"/>
    </style:style>
    <style:style style:name="P11"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center" style:justify-single-word="false"/>
    </style:style>
    <style:style style:name="P14" style:family="paragraph" style:parent-style-name="Text_20_body">
      <style:text-properties fo:font-style="normal" style:font-style-asian="normal" style:font-style-complex="normal"/>
    </style:style>
    <style:style style:name="P15" style:family="paragraph" style:parent-style-name="Text_20_body">
      <style:paragraph-properties fo:line-height="150%"/>
      <style:text-properties fo:font-style="normal" style:font-style-asian="normal" style:font-style-complex="normal"/>
    </style:style>
    <style:style style:name="P16" style:family="paragraph" style:parent-style-name="Text_20_body">
      <style:paragraph-properties fo:line-height="150%" fo:text-align="start" style:justify-single-word="false"/>
      <style:text-properties fo:font-style="normal" style:font-style-asian="normal" style:font-style-complex="normal"/>
    </style:style>
    <style:style style:name="P17" style:family="paragraph" style:parent-style-name="Text_20_body">
      <style:paragraph-properties fo:line-height="150%"/>
      <style:text-properties fo:font-style="normal" fo:font-weight="bold" style:font-style-asian="normal" style:font-weight-asian="bold" style:font-style-complex="normal" style:font-weight-complex="bold"/>
    </style:style>
    <style:style style:name="P18" style:family="paragraph" style:parent-style-name="Text_20_body">
      <style:paragraph-properties fo:line-height="150%"/>
      <style:text-properties fo:font-style="normal" fo:font-weight="normal" style:font-style-asian="normal" style:font-weight-asian="normal" style:font-style-complex="normal"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fo:line-height="150%"/>
      <style:text-properties fo:font-weight="normal" style:font-weight-asian="normal" style:font-weight-complex="normal"/>
    </style:style>
    <style:style style:name="P21" style:family="paragraph" style:parent-style-name="Text_20_body">
      <style:paragraph-properties fo:line-height="150%" fo:text-align="start" style:justify-single-word="false"/>
      <style:text-properties fo:font-weight="normal" style:font-weight-asian="normal" style:font-weight-complex="normal"/>
    </style:style>
    <style:style style:name="P22" style:family="paragraph" style:parent-style-name="Text_20_body">
      <style:text-properties fo:font-weight="normal" fo:background-color="#ffff00" style:font-weight-asian="normal" style:font-weight-complex="normal"/>
    </style:style>
    <style:style style:name="P23" style:family="paragraph" style:parent-style-name="Text_20_body">
      <style:paragraph-properties fo:line-height="150%" fo:text-align="start" style:justify-single-word="false"/>
      <style:text-properties style:font-name="Arial1" fo:font-size="12pt" fo:font-style="italic" style:font-name-asian="Courier" style:font-size-asian="12pt" style:font-style-asian="italic" style:font-name-complex="Courier" style:font-size-complex="12pt" style:font-style-complex="italic"/>
    </style:style>
    <style:style style:name="P24" style:family="paragraph" style:parent-style-name="Text_20_body">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25" style:family="paragraph" style:parent-style-name="Text_20_body">
      <style:paragraph-properties fo:line-height="150%" fo:text-align="start" style:justify-single-word="false"/>
      <style:text-properties style:font-name="Arial1" fo:font-size="12pt" fo:font-weight="normal" style:font-name-asian="Times New Roman" style:font-size-asian="12pt" style:font-weight-asian="normal" style:font-name-complex="Times New Roman" style:font-size-complex="12pt" style:font-weight-complex="normal"/>
    </style:style>
    <style:style style:name="P26" style:family="paragraph" style:parent-style-name="Text_20_body">
      <style:paragraph-properties fo:line-height="150%"/>
      <style:text-properties style:font-name="Arial1"/>
    </style:style>
    <style:style style:name="P27" style:family="paragraph" style:parent-style-name="Text_20_body">
      <style:paragraph-properties fo:line-height="150%"/>
    </style:style>
    <style:style style:name="P28" style:family="paragraph" style:parent-style-name="Text_20_body">
      <style:paragraph-properties fo:line-height="150%" fo:text-align="start" style:justify-single-word="false"/>
    </style:style>
    <style:style style:name="P29" style:family="paragraph" style:parent-style-name="Text_20_body">
      <style:paragraph-properties fo:text-align="start" style:justify-single-word="false"/>
      <style:text-properties fo:font-style="italic" style:text-underline-style="solid" style:text-underline-width="auto" style:text-underline-color="font-color" style:font-style-asian="italic" style:font-style-complex="italic"/>
    </style:style>
    <style:style style:name="P30" style:family="paragraph" style:parent-style-name="Text_20_body">
      <style:paragraph-properties fo:line-height="150%"/>
      <style:text-properties fo:font-weight="bold" style:font-weight-asian="bold" style:font-weight-complex="bold"/>
    </style:style>
    <style:style style:name="P31" style:family="paragraph" style:parent-style-name="Text_20_body">
      <style:paragraph-properties fo:line-height="150%"/>
      <style:text-properties fo:font-weight="bold" fo:background-color="#ffff00" style:font-weight-asian="bold" style:font-weight-complex="bold"/>
    </style:style>
    <style:style style:name="P32" style:family="paragraph" style:parent-style-name="Text_20_body">
      <style:paragraph-properties fo:line-height="150%" fo:text-align="center" style:justify-single-word="false"/>
      <style:text-properties fo:background-color="#ffff00"/>
    </style:style>
    <style:style style:name="P33" style:family="paragraph" style:parent-style-name="Text_20_body">
      <style:text-properties fo:font-size="12pt" style:font-size-asian="12pt" style:font-size-complex="12pt"/>
    </style:style>
    <style:style style:name="P34" style:family="paragraph" style:parent-style-name="Text_20_body">
      <style:text-properties fo:font-size="12pt" fo:font-weight="normal" style:font-size-asian="12pt" style:font-weight-asian="normal" style:font-size-complex="12pt" style:font-weight-complex="normal"/>
    </style:style>
    <style:style style:name="P35"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36" style:family="paragraph" style:parent-style-name="Text_20_body">
      <style:paragraph-properties fo:line-height="150%" fo:text-align="start" style:justify-single-word="false"/>
      <style:text-properties fo:font-size="12pt" fo:font-weight="normal" style:font-size-asian="12pt" style:font-weight-asian="normal" style:font-size-complex="12pt" style:font-weight-complex="normal"/>
    </style:style>
    <style:style style:name="P37" style:family="paragraph" style:parent-style-name="Text_20_body">
      <style:paragraph-properties fo:line-height="150%" fo:text-align="center" style:justify-single-word="false"/>
      <style:text-properties fo:font-size="12pt" fo:background-color="#ffff00" style:font-size-asian="12pt" style:font-size-complex="12pt"/>
    </style:style>
    <style:style style:name="P38" style:family="paragraph" style:parent-style-name="Text_20_body">
      <style:text-properties fo:font-size="16pt" style:font-size-asian="16pt" style:font-size-complex="16pt"/>
    </style:style>
    <style:style style:name="P39" style:family="paragraph" style:parent-style-name="Text_20_body">
      <style:paragraph-properties fo:text-align="start" style:justify-single-word="false"/>
      <style:text-properties fo:font-size="16pt" style:font-size-asian="16pt" style:font-size-complex="16pt"/>
    </style:style>
    <style:style style:name="P40" style:family="paragraph" style:parent-style-name="Text_20_body">
      <style:paragraph-properties fo:line-height="150%" fo:text-align="center" style:justify-single-word="false"/>
      <style:text-properties fo:font-variant="normal" fo:text-transform="none" fo:color="#000000" style:text-line-through-style="none" style:font-name="Arial2" fo:font-size="12pt" fo:font-style="normal" style:text-underline-style="none" fo:font-weight="normal" style:text-blinking="false" fo:background-color="#ffff00" style:font-size-asian="12pt" style:font-size-complex="12pt"/>
    </style:style>
    <style:style style:name="P41" style:family="paragraph" style:parent-style-name="Text_20_body">
      <style:paragraph-properties fo:text-align="start" style:justify-single-word="false"/>
      <style:text-properties fo:font-size="14pt" fo:font-weight="bold" style:font-size-asian="14pt" style:font-weight-asian="bold" style:font-size-complex="14pt" style:font-weight-complex="bold"/>
    </style:style>
    <style:style style:name="P42" style:family="paragraph" style:parent-style-name="Normal">
      <style:paragraph-properties fo:line-height="150%" fo:text-align="end" style:justify-single-word="false"/>
      <style:text-properties fo:font-weight="bold" style:font-weight-asian="bold" style:font-weight-complex="bold"/>
    </style:style>
    <style:style style:name="P43" style:family="paragraph" style:parent-style-name="Normal">
      <style:paragraph-properties fo:line-height="150%"/>
      <style:text-properties style:use-window-font-color="true" style:font-name="Arial1" fo:font-size="16pt" style:font-size-asian="16pt"/>
    </style:style>
    <style:style style:name="P44"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45"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46" style:family="paragraph" style:parent-style-name="Normal">
      <style:paragraph-properties fo:line-height="150%"/>
      <style:text-properties style:use-window-font-color="true" style:font-name="Arial1" fo:font-size="12pt" style:font-size-asian="12pt" style:font-size-complex="12pt"/>
    </style:style>
    <style:style style:name="P47"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48"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49"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50"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51" style:family="paragraph" style:parent-style-name="Normal">
      <style:paragraph-properties fo:line-height="150%"/>
    </style:style>
    <style:style style:name="P52" style:family="paragraph" style:parent-style-name="Normal">
      <style:paragraph-properties fo:line-height="150%" fo:padding-left="0cm" fo:padding-right="0cm" fo:padding-top="0.035cm" fo:padding-bottom="0cm" fo:border-left="none" fo:border-right="none" fo:border-top="1.5pt solid #000000" fo:border-bottom="none" style:shadow="none"/>
      <style:text-properties style:use-window-font-color="true" style:font-name="Arial1"/>
    </style:style>
    <style:style style:name="P53" style:family="paragraph" style:parent-style-name="Normal">
      <style:paragraph-properties fo:line-height="150%" fo:break-before="page"/>
    </style:style>
    <style:style style:name="P54" style:family="paragraph" style:parent-style-name="Contents_20_Heading">
      <style:paragraph-properties fo:break-before="page"/>
    </style:style>
    <style:style style:name="P55" style:family="paragraph" style:parent-style-name="Contents_20_1">
      <style:paragraph-properties>
        <style:tab-stops>
          <style:tab-stop style:position="16.699cm" style:type="right" style:leader-style="dotted" style:leader-text="."/>
        </style:tab-stops>
      </style:paragraph-properties>
    </style:style>
    <style:style style:name="P56" style:family="paragraph" style:parent-style-name="Contents_20_2">
      <style:paragraph-properties>
        <style:tab-stops>
          <style:tab-stop style:position="16.2cm" style:type="right" style:leader-style="dotted" style:leader-text="."/>
        </style:tab-stops>
      </style:paragraph-properties>
    </style:style>
    <style:style style:name="P57" style:family="paragraph" style:parent-style-name="Contents_20_3">
      <style:paragraph-properties>
        <style:tab-stops>
          <style:tab-stop style:position="15.7cm" style:type="right" style:leader-style="dotted" style:leader-text="."/>
        </style:tab-stops>
      </style:paragraph-properties>
    </style:style>
    <style:style style:name="P58" style:family="paragraph" style:parent-style-name="Text_20_body" style:list-style-name="L1"/>
    <style:style style:name="P59" style:family="paragraph" style:parent-style-name="Text_20_body">
      <style:text-properties fo:font-style="normal" style:font-style-asian="normal" style:font-style-complex="normal"/>
    </style:style>
    <style:style style:name="P60" style:family="paragraph" style:parent-style-name="Text_20_body" style:list-style-name="L3">
      <style:text-properties fo:font-style="normal" style:font-style-asian="normal" style:font-style-complex="normal"/>
    </style:style>
    <style:style style:name="P61" style:family="paragraph" style:parent-style-name="Text_20_body">
      <style:paragraph-properties fo:line-height="150%"/>
      <style:text-properties fo:font-style="normal" fo:font-weight="normal" style:font-style-asian="normal" style:font-weight-asian="normal" style:font-style-complex="normal" style:font-weight-complex="normal"/>
    </style:style>
    <style:style style:name="P62" style:family="paragraph" style:parent-style-name="Text_20_body">
      <style:text-properties fo:font-weight="normal" style:font-weight-asian="normal" style:font-weight-complex="normal"/>
    </style:style>
    <style:style style:name="P63" style:family="paragraph" style:parent-style-name="Text_20_body" style:list-style-name="L4">
      <style:paragraph-properties fo:line-height="150%"/>
      <style:text-properties fo:font-weight="normal" style:font-weight-asian="normal" style:font-weight-complex="normal"/>
    </style:style>
    <style:style style:name="P64" style:family="paragraph" style:parent-style-name="Text_20_body" style:list-style-name="L5">
      <style:paragraph-properties fo:line-height="150%" fo:text-align="start" style:justify-single-word="false"/>
    </style:style>
    <style:style style:name="P65" style:family="paragraph" style:parent-style-name="Text_20_body" style:list-style-name="L7">
      <style:paragraph-properties fo:line-height="150%" fo:text-align="start" style:justify-single-word="false"/>
    </style:style>
    <style:style style:name="P66" style:family="paragraph" style:parent-style-name="Text_20_body" style:list-style-name="L6">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67" style:family="paragraph" style:parent-style-name="Text_20_body">
      <style:text-properties fo:color="#000000" fo:font-weight="normal" fo:background-color="transparent" style:font-weight-asian="normal" style:font-weight-complex="normal"/>
    </style:style>
    <style:style style:name="P68" style:family="paragraph" style:parent-style-name="Text_20_body">
      <style:paragraph-properties fo:text-align="start" style:justify-single-word="false"/>
      <style:text-properties fo:font-style="italic" style:text-underline-style="solid" style:text-underline-width="auto" style:text-underline-color="font-color" style:font-style-asian="italic" style:font-style-complex="italic"/>
    </style:style>
    <style:style style:name="P69" style:family="paragraph" style:parent-style-name="Text_20_body" style:list-style-name="L2">
      <style:paragraph-properties fo:margin-left="2.501cm" fo:margin-right="0cm" fo:text-indent="-0.635cm" style:auto-text-indent="false"/>
    </style:style>
    <style:style style:name="P70" style:family="paragraph" style:parent-style-name="Normal" style:master-page-name="MPF0">
      <style:paragraph-properties fo:margin-left="9.2cm" fo:margin-right="0cm" fo:line-height="150%" fo:text-align="end" style:justify-single-word="false" fo:text-indent="0cm" style:auto-text-indent="false" style:page-number="auto" fo:break-before="page">
        <style:tab-stops/>
      </style:paragraph-properties>
    </style:style>
    <style:style style:name="P71" style:family="paragraph" style:parent-style-name="Heading_20_1">
      <style:paragraph-properties fo:text-align="center" style:justify-single-word="false"/>
      <style:text-properties fo:font-size="16pt" style:font-size-asian="16pt" style:font-size-complex="16pt"/>
    </style:style>
    <style:style style:name="P72" style:family="paragraph" style:parent-style-name="Heading_20_1">
      <style:paragraph-properties fo:text-align="start" style:justify-single-word="false"/>
      <style:text-properties fo:font-size="16pt" style:font-size-asian="16pt" style:font-size-complex="16pt"/>
    </style:style>
    <style:style style:name="P73" style:family="paragraph" style:parent-style-name="Heading_20_1">
      <style:paragraph-properties fo:line-height="150%" fo:text-align="start" style:justify-single-word="false"/>
      <style:text-properties fo:font-size="16pt" style:font-size-asian="16pt" style:font-size-complex="16pt"/>
    </style:style>
    <style:style style:name="P74" style:family="paragraph" style:parent-style-name="Heading_20_1">
      <style:paragraph-properties fo:text-align="center" style:justify-single-word="false"/>
    </style:style>
    <style:style style:name="P75" style:family="paragraph" style:parent-style-name="Heading_20_1">
      <style:paragraph-properties fo:text-align="center" style:justify-single-word="false" fo:break-before="page"/>
      <style:text-properties fo:font-size="16pt" style:font-size-asian="16pt" style:font-size-complex="16pt"/>
    </style:style>
    <style:style style:name="P76" style:family="paragraph" style:parent-style-name="Heading_20_2">
      <style:text-properties fo:font-style="normal" style:font-style-asian="normal" style:font-style-complex="normal"/>
    </style:style>
    <style:style style:name="P77" style:family="paragraph" style:parent-style-name="Heading_20_2">
      <style:paragraph-properties fo:line-height="150%"/>
      <style:text-properties fo:font-style="normal" style:font-style-asian="normal" style:font-style-complex="normal"/>
    </style:style>
    <style:style style:name="P78" style:family="paragraph" style:parent-style-name="Heading_20_2">
      <style:paragraph-properties fo:line-height="150%" fo:text-align="start" style:justify-single-word="false"/>
      <style:text-properties fo:font-style="normal" style:font-style-asian="normal" style:font-style-complex="normal"/>
    </style:style>
    <style:style style:name="P79" style:family="paragraph" style:parent-style-name="Heading_20_2">
      <style:text-properties fo:font-size="14pt" fo:font-style="normal" style:font-size-asian="14pt" style:font-style-asian="normal" style:font-size-complex="14pt" style:font-style-complex="normal"/>
    </style:style>
    <style:style style:name="P80" style:family="paragraph" style:parent-style-name="Heading_20_2">
      <style:text-properties fo:font-style="italic" style:font-style-asian="italic" style:font-style-complex="italic"/>
    </style:style>
    <style:style style:name="P81" style:family="paragraph" style:parent-style-name="Heading_20_3">
      <style:text-properties fo:font-size="12pt" style:font-size-asian="12pt" style:font-size-complex="12pt"/>
    </style:style>
    <style:style style:name="T1" style:family="text">
      <style:text-properties style:use-window-font-color="true" style:font-name="Arial1"/>
    </style:style>
    <style:style style:name="T2" style:family="text">
      <style:text-properties style:use-window-font-color="true" style:font-name="Arial1" fo:font-weight="bold" style:font-weight-asian="bold"/>
    </style:style>
    <style:style style:name="T3" style:family="text">
      <style:text-properties style:use-window-font-color="true" style:font-name="Arial1" fo:font-size="12pt" fo:font-weight="bold" style:font-size-asian="12pt" style:font-weight-asian="bold" style:font-size-complex="12pt" style:font-weight-complex="bold"/>
    </style:style>
    <style:style style:name="T4" style:family="text">
      <style:text-properties style:use-window-font-color="true" style:font-name="Arial1" fo:font-size="16pt" fo:font-weight="bold" style:font-size-asian="16pt" style:font-weight-asian="bold" style:font-size-complex="12pt" style:font-weight-complex="bold"/>
    </style:style>
    <style:style style:name="T5" style:family="text">
      <style:text-properties fo:language="en" fo:country="US" fo:font-weight="bold" style:font-weight-asian="bold" style:font-size-complex="20pt" style:font-weight-complex="bold"/>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fo:font-style="italic"/>
    </style:style>
    <style:style style:name="T9" style:family="text">
      <style:text-properties style:font-style-asian="italic"/>
    </style:style>
    <style:style style:name="T10" style:family="text">
      <style:text-properties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70"><text:span text:style-name="Default_20_Paragraph_20_Font"><text:span text:style-name="T2">Projekt: Sorting Industrial Robot</text:span></text:span></text:p>
      <text:p text:style-name="P42"><text:span text:style-name="Default_20_Paragraph_20_Font"><text:span text:style-name="T1">Dato: 01-06-2012</text:span></text:span></text:p>
      <text:p text:style-name="P3"/>
      <text:p text:style-name="P3"/>
      <text:p text:style-name="P3"/>
      <text:p text:style-name="P3"/>
      <text:p text:style-name="P4"/>
      <text:p text:style-name="P10"/>
      <text:p text:style-name="P52">Titel:</text:p>
      <text:p text:style-name="P43"/>
      <text:p text:style-name="P44">Systemarkitektur</text:p>
      <text:p text:style-name="P44">for </text:p>
      <text:p text:style-name="P44">Sorting Industrial Robot</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11"><text:s/><text:span text:style-name="T5">RoboGO</text:span></text:p>
      <text:p text:style-name="P6"/>
      <text:p text:style-name="P6"/>
      <text:p text:style-name="P6"/>
      <text:p text:style-name="P6"><text:span text:style-name="Default_20_Paragraph_20_Font"><text:span text:style-name="T4"/></text:span></text:p>
      <text:p text:style-name="P53"><text:span text:style-name="Default_20_Paragraph_20_Font"><text:span text:style-name="T3">Versionshistorik</text:span></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45">Ver.</text:p>
          </table:table-cell>
          <table:table-cell table:style-name="Tabel3.A1" office:value-type="string">
            <text:p text:style-name="P45">Dato</text:p>
          </table:table-cell>
          <table:table-cell table:style-name="Tabel3.A1" office:value-type="string">
            <text:p text:style-name="P45">Initialer</text:p>
          </table:table-cell>
          <table:table-cell table:style-name="Tabel3.A1" office:value-type="string">
            <text:p text:style-name="P45">Beskrivelse</text:p>
          </table:table-cell>
        </table:table-row>
        <table:table-row>
          <table:table-cell table:style-name="Tabel3.A1" office:value-type="string">
            <text:p text:style-name="P46">0.1</text:p>
          </table:table-cell>
          <table:table-cell table:style-name="Tabel3.A1" office:value-type="string">
            <text:p text:style-name="P49">02-03-12</text:p>
          </table:table-cell>
          <table:table-cell table:style-name="Tabel3.A1" office:value-type="string">
            <text:p text:style-name="P49">RHT</text:p>
          </table:table-cell>
          <table:table-cell table:style-name="Tabel3.A1" office:value-type="string">
            <text:p text:style-name="P47">Første udkast lavet fra sidste projekt.</text:p>
          </table:table-cell>
        </table:table-row>
        <table:table-row>
          <table:table-cell table:style-name="Tabel3.A1" office:value-type="string">
            <text:p text:style-name="P49">0.2</text:p>
          </table:table-cell>
          <table:table-cell table:style-name="Tabel3.A1" office:value-type="string">
            <text:p text:style-name="P49">25-05-12</text:p>
          </table:table-cell>
          <table:table-cell table:style-name="Tabel3.A1" office:value-type="string">
            <text:p text:style-name="P49">SLT</text:p>
          </table:table-cell>
          <table:table-cell table:style-name="Tabel3.A1" office:value-type="string">
            <text:p text:style-name="P47">Tilføjet definitioner og system oversigt.</text:p>
          </table:table-cell>
        </table:table-row>
        <table:table-row>
          <table:table-cell table:style-name="Tabel3.A1" office:value-type="string">
            <text:p text:style-name="P49">0.3</text:p>
          </table:table-cell>
          <table:table-cell table:style-name="Tabel3.A1" office:value-type="string">
            <text:p text:style-name="P47">30-05-12</text:p>
          </table:table-cell>
          <table:table-cell table:style-name="Tabel3.A1" office:value-type="string">
            <text:p text:style-name="P49">SLT, RHT</text:p>
          </table:table-cell>
          <table:table-cell table:style-name="Tabel3.A1" office:value-type="string">
            <text:p text:style-name="P48">Tilføjet process view og deployment view.</text:p>
          </table:table-cell>
        </table:table-row>
        <table:table-row>
          <table:table-cell table:style-name="Tabel3.A1" office:value-type="string">
            <text:p text:style-name="P49"/>
          </table:table-cell>
          <table:table-cell table:style-name="Tabel3.A1" office:value-type="string">
            <text:p text:style-name="P49"/>
          </table:table-cell>
          <table:table-cell table:style-name="Tabel3.A1" office:value-type="string">
            <text:p text:style-name="P49"/>
          </table:table-cell>
          <table:table-cell table:style-name="Tabel3.A1" office:value-type="string">
            <text:p text:style-name="P50"/>
          </table:table-cell>
        </table:table-row>
        <table:table-row>
          <table:table-cell table:style-name="Tabel3.A6" office:value-type="string">
            <text:p text:style-name="P49"/>
          </table:table-cell>
          <table:table-cell table:style-name="Tabel3.A6" office:value-type="string">
            <text:p text:style-name="P49"/>
          </table:table-cell>
          <table:table-cell table:style-name="Tabel3.A6" office:value-type="string">
            <text:p text:style-name="P49"/>
          </table:table-cell>
          <table:table-cell table:style-name="Tabel3.A6" office:value-type="string">
            <text:p text:style-name="P50"/>
          </table:table-cell>
        </table:table-row>
        <table:table-row>
          <table:table-cell table:style-name="Tabel3.A6" office:value-type="string">
            <text:p text:style-name="P49"/>
          </table:table-cell>
          <table:table-cell table:style-name="Tabel3.A6" office:value-type="string">
            <text:p text:style-name="P49"/>
          </table:table-cell>
          <table:table-cell table:style-name="Tabel3.A6" office:value-type="string">
            <text:p text:style-name="P49"/>
          </table:table-cell>
          <table:table-cell table:style-name="Tabel3.A6" office:value-type="string">
            <text:p text:style-name="P50"/>
          </table:table-cell>
        </table:table-row>
      </table:table>
      <text:p text:style-name="Standard"/>
      <text:p text:style-name="Standard"/>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4">Indholdsfortegnelse</text:p>
          </text:index-title>
          <text:p text:style-name="P55">Introduktion<text:tab/>5</text:p>
          <text:p text:style-name="P56">Formål<text:tab/>5</text:p>
          <text:p text:style-name="P56">Referencer<text:tab/>5</text:p>
          <text:p text:style-name="P56">Definitioner<text:tab/>5</text:p>
          <text:p text:style-name="P56">Dokumentstruktur og læsevejledning<text:tab/>5</text:p>
          <text:p text:style-name="P56">Dokumentets rolle i en iterativ udvikling<text:tab/>6</text:p>
          <text:p text:style-name="P55">System oversigt<text:tab/>7</text:p>
          <text:p text:style-name="P56">System kontekst<text:tab/>7</text:p>
          <text:p text:style-name="P56">System introduktion<text:tab/>7</text:p>
          <text:p text:style-name="P55">Systemets grænseflader<text:tab/>7</text:p>
          <text:p text:style-name="P56">Grænseflader til personaktører<text:tab/>7</text:p>
          <text:p text:style-name="P56">Grænseflader til eksterne system aktører<text:tab/>8</text:p>
          <text:p text:style-name="P56">Grænseflader til hardware aktører<text:tab/>8</text:p>
          <text:p text:style-name="P56">Grænseflader til software aktører<text:tab/>8</text:p>
          <text:p text:style-name="P55">Use case view<text:tab/>8</text:p>
          <text:p text:style-name="P56">Oversigt<text:tab/>8</text:p>
          <text:p text:style-name="P55">Logisk view<text:tab/>8</text:p>
          <text:p text:style-name="P56">Oversigt<text:tab/>8</text:p>
          <text:p text:style-name="P56">Use case realiseringer<text:tab/>8</text:p>
          <text:p text:style-name="P56">Use-case X: XXX<text:tab/>8</text:p>
          <text:p text:style-name="P56">Use-case 4: Manuelt Styre<text:tab/>8</text:p>
          <text:p text:style-name="P56">Beskrivelse<text:tab/>10</text:p>
          <text:p text:style-name="P55">Process view<text:tab/>10</text:p>
          <text:p text:style-name="P56">Oversigt over processer<text:tab/>10</text:p>
          <text:p text:style-name="P56">Implementering<text:tab/>10</text:p>
          <text:p text:style-name="P56">Kommunikation og synkronisering<text:tab/>10</text:p>
          <text:p text:style-name="P56">Procesbeskrivelser<text:tab/>11</text:p>
          <text:p text:style-name="P57">GUI tråd:<text:tab/>11</text:p>
          <text:p text:style-name="P57">ScriptRunner tråd:<text:tab/>12</text:p>
          <text:p text:style-name="P57">Logger tråd:<text:tab/>13</text:p>
          <text:p text:style-name="P57">Info tråd:<text:tab/>14</text:p>
          <text:p text:style-name="P55">Deployment view<text:tab/>15</text:p>
          <text:p text:style-name="P56">Oversigt over systemkonfigureringer<text:tab/>15</text:p>
          <text:p text:style-name="P56">Node beskrivelser<text:tab/>15</text:p>
          <text:p text:style-name="P57">SCORBOT-ER4u:<text:tab/>15</text:p>
          <text:p text:style-name="P57">USB-Controller:<text:tab/>15</text:p>
          <text:p text:style-name="P57">STK500:<text:tab/>15</text:p>
          <text:p text:style-name="P57">Workstation:<text:tab/>15</text:p>
          <text:p text:style-name="P57">Sensor:<text:tab/>16</text:p>
          <text:p text:style-name="P57">Conveyerbelt:<text:tab/>16</text:p>
          <text:p text:style-name="P57">Weight:<text:tab/>16</text:p>
          <text:p text:style-name="P55">Development view<text:tab/>16</text:p>
          <text:p text:style-name="P56">Oversigt<text:tab/>16</text:p>
          <text:p text:style-name="P56">Komponentbeskrivelser<text:tab/>16</text:p>
          <text:p text:style-name="P55">Generelle designbeslutninger<text:tab/>16</text:p>
          <text:p text:style-name="P56">Arkitekturmål og begrænsninger<text:tab/>16</text:p>
          <text:p text:style-name="P56">Arkitektur mønstre<text:tab/>16</text:p>
          <text:p text:style-name="P56">Generelle brugergrænsefladeregler<text:tab/>17</text:p>
          <text:p text:style-name="P56"><text:soft-page-break/>Fejlhåndtering<text:tab/>17</text:p>
          <text:p text:style-name="P56">Implementeringssprog og værktøjer<text:tab/>17</text:p>
          <text:p text:style-name="P56">Implementeringsbiblioteker<text:tab/>17</text:p>
          <text:p text:style-name="P55">Størrelse og ydelse<text:tab/>17</text:p>
          <text:p text:style-name="P55">Kvalitet<text:tab/>17</text:p>
          <text:p text:style-name="P55">Oversættelse <text:tab/>18</text:p>
          <text:p text:style-name="P56">Oversættelse-hardware<text:tab/>18</text:p>
          <text:p text:style-name="P56">Oversættelse-software<text:tab/>18</text:p>
          <text:p text:style-name="P56">Oversættelse og linkning<text:tab/>18</text:p>
          <text:p text:style-name="P56">Installation<text:tab/>18</text:p>
          <text:p text:style-name="P55">Kørsel<text:tab/>18</text:p>
          <text:p text:style-name="P56">Kørsels-hardware<text:tab/>18</text:p>
          <text:p text:style-name="P56">Kørsels-software<text:tab/>18</text:p>
          <text:p text:style-name="P56">Start og stop<text:tab/>18</text:p>
          <text:p text:style-name="P56">Informationsdisplay<text:tab/>19</text:p>
          <text:p text:style-name="P55">Bilag<text:tab/>19</text:p>
        </text:index-body>
      </text:table-of-content>
      <text:p text:style-name="P5"/>
      <text:h text:style-name="P75" text:outline-level="1">Introduktion</text:h>
      <text:h text:style-name="P76" text:outline-level="2">Formål</text:h>
      <text:p text:style-name="Text_20_body">Formålet med dette systemarkitektur-dokument er at dokumentere designet af SIR. </text:p>
      <text:p text:style-name="Text_20_body">De væsentlige aspekter af designet er specificeret heri, og man kan ved at læse dette dokument opnå et overblik over designet. </text:p>
      <text:h text:style-name="P76" text:outline-level="2">Referencer</text:h>
      <text:p text:style-name="Text_20_body">[1] Kravspecifikation</text:p>
      <text:p text:style-name="Text_20_body">[2] Doxygen generet kode dokumentation.</text:p>
      <text:h text:style-name="P76" text:outline-level="2">Definitioner</text:h>
      <text:p text:style-name="P19">GUI = Graphical User Interface – også kendt som den grafiske brugergrænseflade.</text:p>
      <text:p text:style-name="P19">WPF = Windows Presentation Foundation.</text:p>
      <text:p text:style-name="P19">3D = Tre dimensionelt.</text:p>
      <text:p text:style-name="P19">SIR = Sorting Industrial Robot </text:p>
      <text:h text:style-name="Heading_20_2" text:outline-level="2"><text:span text:style-name="T7">Dokumentstruktur og læsevejledning</text:span></text:h>
      <text:p text:style-name="Text_20_body">Vi har taget udgangspunkt i 4+1 modellen, som illustrerer forskellige måder at vise softwarearkitekturen på. </text:p>
      <text:p text:style-name="Text_20_body"><draw:frame draw:style-name="fr1" draw:name="Frame2" text:anchor-type="paragraph" svg:width="16.801cm" draw:z-index="0"><draw:text-box fo:min-height="11.979cm"><text:p text:style-name="Illustration"><draw:frame draw:style-name="fr2" draw:name="graphics2" text:anchor-type="paragraph" svg:x="0.004cm" svg:y="0.931cm" svg:width="16.533cm" style:rel-width="98%" svg:height="10.691cm" style:rel-height="scale" draw:z-index="1"><draw:image xlink:href="Pictures/2000000900003C0D000029F7428E60DE.svm" xlink:type="simple" xlink:show="embed" xlink:actuate="onLoad"/></draw:frame>Illustration <text:sequence text:ref-name="refIllustration0" text:name="Illustration" text:formula="ooow:Illustration+1" style:num-format="1">1</text:sequence>: 4+1 modellen</text:p></draw:text-box></draw:frame><text:soft-page-break/></text:p>
      <text:h text:style-name="P76" text:outline-level="2">Dokumentets rolle i en iterativ udvikling</text:h>
      <text:p text:style-name="Text_20_body">Selve dokumentet består af dokumentationen fra de fire iterationer. </text:p>
      <text:p text:style-name="Text_20_body">I iterationerne er der arbejdet <text:s/>med:</text:p>
      <text:list xml:id="list39332530" text:style-name="L1">
        <text:list-item>
          <text:p text:style-name="P58">Udarbejdelse af use-cases i kravspecifikation.</text:p>
        </text:list-item>
        <text:list-item>
          <text:p text:style-name="P58">Design af use-cases.</text:p>
        </text:list-item>
      </text:list>
      <text:list xml:id="list39307251" text:style-name="L2">
        <text:list-item>
          <text:p text:style-name="P69">Sekvensdiagrammer.</text:p>
        </text:list-item>
        <text:list-item>
          <text:p text:style-name="P69">Klassebeskrivelser (Doxygen).</text:p>
        </text:list-item>
        <text:list-item>
          <text:p text:style-name="P69">Klassediagrammer.</text:p>
        </text:list-item>
      </text:list>
      <text:list xml:id="list43191874" text:continue-list="list39332530" text:style-name="L1">
        <text:list-item>
          <text:p text:style-name="P58">Implementering af use-cases.</text:p>
        </text:list-item>
        <text:list-item>
          <text:p text:style-name="P58">Unit test og integrationstest.</text:p>
        </text:list-item>
        <text:list-item>
          <text:p text:style-name="P58">Accepttest udarbejdet ud fra kravspecifikationen.</text:p>
        </text:list-item>
        <text:list-item>
          <text:p text:style-name="P58">Udarbejdelse af projektrapport.</text:p>
        </text:list-item>
      </text:list>
      <text:p text:style-name="Text_20_body"/>
      <text:p text:style-name="P13"/>
      <text:p text:style-name="P13"/>
      <text:p text:style-name="P13"><text:soft-page-break/></text:p>
      <text:p text:style-name="P13"/>
      <text:h text:style-name="P71" text:outline-level="1">System oversigt</text:h>
      <text:h text:style-name="P76" text:outline-level="2">System kontekst</text:h>
      <text:p text:style-name="P67">Se kravspecifikation for aktør-kontekst diagram. </text:p>
      <text:h text:style-name="P76" text:outline-level="2">System introduktion</text:h>
      <text:p text:style-name="P20">Systemet har det formål, at den skal lade en bruger af systemet styre en robot gennem den grafiske brugergrænseflade. Robotten kan foretage målinger af klodser, <text:s/>enten manuelt, eller brugeren kan skrive et script der automatiserer, alt dette sker igennem en GUI. </text:p>
      <text:p text:style-name="P20">Robottens bevægelser kan foretages i et 3D-plan, og her kan robottens hånd åbne og lukke, når den skal tage et objekt. Derudover eksisterer transportbåndet, som også er styrbart fra systemet, og her skal det være muligt at aflæse en indbygget sensor til transportbåndet. Grunden til dette ligger i, at sensoren skal kunne registrere, når der er en klods, der er klar til at blive behandlet af robotten ved vægtmåling vha. vejecellen samt måling af objektets rumfang. </text:p>
      <text:p text:style-name="P27">Systemet skal løbende logge systemevents, eftersom det vil være en fordel for brugeren at følge med i, hvad der foretages under systemets kørsel.</text:p>
      <text:p text:style-name="P27">Endvidere er det påkrævet af systemet, at det skal være muligt at køre sorteringsprocessen på baggrund af en simulator.</text:p>
      <text:h text:style-name="P74" text:outline-level="1">Systemets grænseflader</text:h>
      <text:h text:style-name="P76" text:outline-level="2">Grænseflader til person aktører</text:h>
      <text:p text:style-name="P20">Grænsefladerne til person aktøren ”Bruger” er lavet ud fra Windows' WPF. Det er gjort muligt, at tastaturet og musen kan anvendes til at interagere med den visuelle brugergrænseflade. Aktøren ”Bruger” kræver et login for at anvende SIR, og når ”Bruger” har logget ind, kan den anvende systemet, dens funktionaliteter og modtage informationer. </text:p>
      <text:p text:style-name="P31"/>
      <text:p text:style-name="P20"><text:soft-page-break/></text:p>
      <text:h text:style-name="P76" text:outline-level="2">Grænseflader til eksterne system aktører</text:h>
      <text:p text:style-name="P22">Skal have et kommunikationsdiagrammet mellem STK500 og PC.</text:p>
      <text:h text:style-name="P76" text:outline-level="2">Grænseflader til hardware aktører</text:h>
      <text:p text:style-name="P19">Controller USB, Digital Input. RS232</text:p>
      <text:h text:style-name="P76" text:outline-level="2">Grænseflader til software aktører</text:h>
      <text:p text:style-name="P19">USBC.DLL</text:p>
      <text:h text:style-name="P71" text:outline-level="1">Use case view</text:h>
      <text:h text:style-name="P76" text:outline-level="2">Oversigt</text:h>
      <text:p text:style-name="P19">Se use cases under Kravspecifikationen.</text:p>
      <text:h text:style-name="P71" text:outline-level="1">Logisk view</text:h>
      <text:h text:style-name="P76" text:outline-level="2">Oversigt</text:h>
      <text:p text:style-name="P14"/>
      <text:p text:style-name="P14">I vores implementering af systemet er der så vidt muligt forsøgt at opdele implemetering over flere pakker.</text:p>
      <text:list xml:id="list39315728" text:style-name="L3">
        <text:list-item>
          <text:p text:style-name="P60">GUI / View</text:p>
        </text:list-item>
        <text:list-item>
          <text:p text:style-name="P60">ViewModel</text:p>
        </text:list-item>
        <text:list-item>
          <text:p text:style-name="P60">SystemControl</text:p>
        </text:list-item>
        <text:list-item>
          <text:p text:style-name="P60">SQLInteraction</text:p>
        </text:list-item>
      </text:list>
      <text:p text:style-name="P14"><draw:frame draw:style-name="fr3" draw:name="grafik2" text:anchor-type="paragraph" svg:x="4.062cm" svg:y="-0.044cm" svg:width="8.167cm" svg:height="5.57cm" draw:z-index="8"><draw:image xlink:href="Pictures/100000000000022400000192AECCEFDA.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text:soft-page-break/>De forskellige pakker har så vidt muligt kun afhængigheder med ting på samme niveau eller længere nede i hierarkiet, så opdelingen fungerer som lagdeling. Til denne lagdeling bruges der MVVM, dette giver også en separation af vores logik og data præsentation, hvilket også gør det muligt for os at skifte de forskellige lag ud senere hen, hvis der skulle være behøv for det. </text:p>
      <text:p text:style-name="P17">GUI: </text:p>
      <text:p text:style-name="P18">I denne del er alt det, der skal ses på GUI'en i Views laget. Alle de grafiske funktionaliteter betjenes og ses herfra. Disse indebær manuelt styring, IDE, simulation og database.</text:p>
      <text:p text:style-name="P18"/>
      <text:p text:style-name="P17">ViewModel:</text:p>
      <text:p text:style-name="P18">Her blev den logik som View benytter sig af implementeret. Her kan der blandt andet nævnes IDE og Simulator, som indeholder commands hvilket vi bruger til specifikke operationer. <text:s/></text:p>
      <text:p text:style-name="P18"/>
      <text:p text:style-name="P17">SystemControl:</text:p>
      <text:p text:style-name="P18">Her har vi f.eks. robot klassen, denne klasse tager sig af meget generel funktionalitet for projektet, idet vi bruger de wrappede funktioner af .DLL filen, disse kan så bruges til at styre robotten. </text:p>
      <text:p text:style-name="P18"/>
      <text:p text:style-name="P17">SQLInteraction:</text:p>
      <text:p text:style-name="P18">Denne del tager sig at at oprette forbindelse til databasen og hente værdier derfra. </text:p>
      <text:p text:style-name="P15"/>
      <text:h text:style-name="P77" text:outline-level="2">Klasse diagram </text:h>
      <text:p text:style-name="P20">Systemets klassediagram blev autogenereret af Visual Studio 2010's <text:s/>Architecture funktionen. Diagrammet viser opbygningen af systemet og klassernes individuelle afhængigheder. Diagrammet fylder meget, derfor henvises til bilag.</text:p>
      <text:p text:style-name="P5"/>
      <text:h text:style-name="P77" text:outline-level="2"><text:soft-page-break/></text:h>
      <text:h text:style-name="P77" text:outline-level="2"/>
      <text:p text:style-name="P15"/>
      <text:h text:style-name="P77" text:outline-level="2">Sekvens diagrammer</text:h>
      <text:p text:style-name="P15"/>
      <text:h text:style-name="P77" text:outline-level="2">Use-case 3: Fortage manuel styring</text:h>
      <text:p text:style-name="P31"><draw:frame draw:style-name="fr3" draw:name="graphics1" text:anchor-type="paragraph" svg:x="0cm" svg:y="0.175cm" svg:width="17cm" svg:height="6.964cm" draw:z-index="2"><draw:image xlink:href="Pictures/10000000000002930000010E29685333.png" xlink:type="simple" xlink:show="embed" xlink:actuate="onLoad"/></draw:frame>Figur X</text:p>
      <text:p text:style-name="P31"/>
      <text:p text:style-name="P30">Beskrivelse:</text:p>
      <text:p text:style-name="P20">Denne er lavet i tre dele:</text:p>
      <text:list xml:id="list39309136" text:style-name="L4">
        <text:list-item>
          <text:p text:style-name="P63">View(GUIManualSteering)</text:p>
        </text:list-item>
        <text:list-item>
          <text:p text:style-name="P63">ViewModel(ViewModelManualSteering)</text:p>
        </text:list-item>
        <text:list-item>
          <text:p text:style-name="P63">Model(ManualController med forbindelse videre til IRobot)</text:p>
        </text:list-item>
      </text:list>
      <text:p text:style-name="P20">I View-delen er der designet, så man har adgang til knapper for de forskellige funktionaliteter for at bevæge robotten. Det er er enten ved at dreje en akse til den ene eller anden side eller ved at ændre på en af robotternes koordinater. Den kan også åbne og lukke for kloen.</text:p>
      <text:p text:style-name="P20"><text:soft-page-break/>GUIManualSteering er forbundet med ViewModelManualSteering ved hjælp af normal databinding for hastigheden af bevægelserne, og bevægelsesfunktionerne er blevet implementeret ved hjælp af Commands, der er i ViewModelManualSteering. Der er på denne måde undgået code-behind i View-delen af designet.</text:p>
      <text:p text:style-name="P20">ViewModelManualSteering har så simple funktioner som muligt, så der kunne forbindes direkte fra View til ViewModel uden ekstra argumenter. Dette betyder, at der for eksempel er en funktion til at bevæge basen mod højre og en for at bevæge den til venstre.</text:p>
      <text:p text:style-name="P20">ManualController har så mere generelle funktioner for bevægelse af robotten, som er forbundet videre til Factory´s ”currentIRobotInstance”. Dette betyder, at manuel styring kan ved kodeeksekvering skifte mellem at blive kørt på Robotten og Simulatoren ude fra styresystemet.</text:p>
      <text:p text:style-name="P20"/>
      <text:p text:style-name="P20"><text:span text:style-name="T6">Use case 3: Fortage manuel styring</text:span> </text:p>
      <text:p text:style-name="P20"><draw:frame draw:style-name="fr4" draw:name="graphics7" text:anchor-type="paragraph" svg:width="16.699cm" svg:height="6.075cm" draw:z-index="10"><draw:image xlink:href="Pictures/10000000000003360000012BD0D17C6D.png" xlink:type="simple" xlink:show="embed" xlink:actuate="onLoad"/></draw:frame></text:p>
      <text:p text:style-name="P20">Hvis brugeren ikke ønsker at bevæge robotten rundt, men derimod bare ønsker at åbne gripperen, ses det her. Brugeren trykker på Close Gripper, som så bliver sendt videre. Vi ser i Robot, at movementlock.WaitOne() bliver kaldt, dette er vores semaphore, som vi bruger i forbindelse med WatchMotion, dette sørger for synkronisering, dvs. der er ingen andre funktioner som kan gå ind og begynde at blive eksekveret før at vi har fået et callback. Udover synkroniseringsmekanismen med WatchMotion, ser vi hvordan closGripper bliver kaldt igennem de forskellige lag. Vi har Wrapper, hvori funktioneren fra DLL filen er blevet wrappet til C# kode, derfter går vi videre ned i lagene, til vi til sidst når <text:soft-page-break/>USBC.DLL, så sker det førnævnte callback. Til at modtage dette callback, bruges der en delegate oppe på Robot niveau, når denne modtages, slipper vi den semaphore vi tidligere tog. </text:p>
      <text:p text:style-name="P20"/>
      <text:p text:style-name="P20"/>
      <text:p text:style-name="P20"/>
      <text:p text:style-name="P20"/>
      <text:p text:style-name="P20"/>
      <text:p text:style-name="P20"/>
      <text:p text:style-name="P20"/>
      <text:h text:style-name="P79" text:outline-level="2">Use Case 12: Måle vægten af objekter.</text:h>
      <text:p text:style-name="P39"><draw:frame draw:style-name="fr3" draw:name="grafik3" text:anchor-type="paragraph" svg:x="0.215cm" svg:y="0.28cm" svg:width="14.977cm" svg:height="11.718cm" draw:z-index="9"><draw:image xlink:href="Pictures/1000000000000371000002D0EE68E331.png" xlink:type="simple" xlink:show="embed" xlink:actuate="onLoad"/></draw:frame></text:p>
      <text:p text:style-name="P41">Beskrivelse</text:p>
      <text:p text:style-name="P36">Her ses et build kald, hvor der vil hentes vægten af en klods. Brugeren sender en <text:soft-page-break/>anmodning via GUI'en som kalder sin binding til IdeViewModel. I ideViewModel kaldes scriptrunner og verificerer kommandoen via python. Derefter kalder den funktionen getWeight() i robot klassen, som kalder readADC i serielSTK. I serielSTK tjekkes COM porten, åbnes og sender et R streng til STKKittet.</text:p>
      <text:p text:style-name="P36">STKKittet modtager R strengen og udfører et AD konvertering, hvor der bliver sendt værdien tilbage i COM porten. Værdien bliver konverteret i seriekSTK og returneret.</text:p>
      <text:p text:style-name="P35"><text:s text:c="2"/></text:p>
      <text:p text:style-name="P39"/>
      <text:h text:style-name="P71" text:outline-level="1">Process view</text:h>
      <text:h text:style-name="P76" text:outline-level="2">Oversigt over processer</text:h>
      <text:p text:style-name="P14">I dette view vises, hvorledes de enkelte processer i systemet kommunikerer. Vi har fire tråde, og herunder ses, hvordan de kommunikerer med hinanden.</text:p>
      <text:p text:style-name="P32"><draw:frame draw:style-name="fr5" draw:name="graphics8" text:anchor-type="paragraph" svg:width="16.699cm" svg:height="12.524cm" draw:z-index="11"><draw:image xlink:href="Pictures/1000000000000CC0000009901819B515.jpg" xlink:type="simple" xlink:show="embed" xlink:actuate="onLoad"/></draw:frame></text:p>
      <text:h text:style-name="P76" text:outline-level="2"><text:soft-page-break/>Implementering</text:h>
      <text:p text:style-name="P28">Vi har lavet en tråd klasse(ThreadHandling), hvorfra man laver og kontrollerer trådene i systemet. Dette blev implementeret for at gøre det nemmere at lave tråde samt lukke dem alle ned, når programmet afsluttes, så der ikke var løse tråde til sidst, der kørte i baggrunden.</text:p>
      <text:p text:style-name="P28">Selve trådene er så lavet med standard C# tråde(System.Threading.Thread).</text:p>
      <text:h text:style-name="P76" text:outline-level="2">Kommunikation og synkronisering</text:h>
      <text:p text:style-name="P28">Til at styre trådene har vi den almindelige join funktion i trådklassen.</text:p>
      <text:p text:style-name="P28">Til synkronisering af loggeren har vi brugt WaitHandle klassen for at kunne signalere, når der er events, der skal logges.</text:p>
      <text:p text:style-name="P28">Ved de klasser, der bliver delt mellem trådene gennem fabrikklassen (Factory), har vi brugt volatile objekter og låst (Lock{}) de områder, hvor man bruger deres instansreferencer. Dette er gjort for at instansreferencerne ikke bliver sat flere gange f.eks. to robot forbindelser bliver lavet.</text:p>
      <text:h text:style-name="Heading_20_2" text:outline-level="2"><text:span text:style-name="T7">Procesbeskrivelser</text:span></text:h>
      <text:h text:style-name="P81" text:outline-level="3">GUI tråd:</text:h>
      <text:p text:style-name="P34">Beskrivelse:</text:p>
      <text:p text:style-name="P33">GUI tråden startes op, når systemet initieres, og det er også vores main tråd, der starter de andre tråde. Procesfiguren for GUI tråden kan ses i procesfiguren for ScriptRunner.</text:p>
      <text:p text:style-name="P34">Levetid:</text:p>
      <text:p text:style-name="P33">Fra program start til slut.</text:p>
      <text:p text:style-name="P34">Aktiv:</text:p>
      <text:p text:style-name="P33">Aktiv hele tiden.</text:p>
      <text:p text:style-name="P33"/>
      <text:h text:style-name="P81" text:outline-level="3"><text:soft-page-break/>ScriptRunner tråd:</text:h>
      <text:p text:style-name="P37"><draw:frame draw:style-name="fr6" draw:name="graphics4" text:anchor-type="paragraph" svg:x="1.468cm" svg:y="0.016cm" svg:width="12.94cm" svg:height="16.408cm" draw:z-index="4"><draw:image xlink:href="Pictures/10000000000001FE000003148AABCCA0.png" xlink:type="simple" xlink:show="embed" xlink:actuate="onLoad"/></draw:frame>Figur beskrivelse</text:p>
      <text:p text:style-name="P33">Beskrivelse:</text:p>
      <text:p text:style-name="P33">Bliver kørt hver gang noget kode fra IDE´en skal udføres. </text:p>
      <text:p text:style-name="P33">Levetid:</text:p>
      <text:p text:style-name="P33">Fra building til slut. </text:p>
      <text:p text:style-name="P33">Aktiv:</text:p>
      <text:p text:style-name="P33">Mens koden bliver kørt.</text:p>
      <text:h text:style-name="P81" text:outline-level="3"><text:soft-page-break/>Logger tråd:</text:h>
      <text:p text:style-name="P37"><draw:frame draw:style-name="fr7" draw:name="graphics5" text:anchor-type="paragraph" svg:width="13.834cm" svg:height="13.254cm" draw:z-index="5"><draw:image xlink:href="Pictures/10000000000002B400000297F967F80D.png" xlink:type="simple" xlink:show="embed" xlink:actuate="onLoad"/></draw:frame>Figur beskrivelse</text:p>
      <text:p text:style-name="P33">Beskrivelse:</text:p>
      <text:p text:style-name="P33">Denne tråd bliver startet, når loggeren bliver initialiseret og venter, indtil den bliver bedt om at logge. Logningen sker ved, at der bliver kaldt en funktion på den, som adder en log besked til en liste. Listen bliver så tjekket i log tråden, hvor de én efter én bliver logget ned.</text:p>
      <text:p text:style-name="P33">Levetid:</text:p>
      <text:p text:style-name="P33">Fra første gang der logges noget.</text:p>
      <text:p text:style-name="P33">Aktiv:</text:p>
      <text:p text:style-name="P33">Når der er log beskeder i kø, ellers venter den.</text:p>
      <text:h text:style-name="P81" text:outline-level="3"><text:soft-page-break/>Info tråd:</text:h>
      <text:p text:style-name="P40"><draw:frame draw:style-name="fr7" draw:name="graphics6" text:anchor-type="paragraph" svg:width="6.623cm" svg:height="9.627cm" draw:z-index="6"><draw:image xlink:href="Pictures/100000000000014D000001E498E5D019.png" xlink:type="simple" xlink:show="embed" xlink:actuate="onLoad"/></draw:frame>Figur beskrivelse</text:p>
      <text:p text:style-name="P7">Beskrivelse:</text:p>
      <text:p text:style-name="P7">Info tråden bliver brugt hver gang, der skal hentes informationer ned om tabellerne, der vises i GUI´en. Dette er for, at resten GUI´en ikke fryser fast, mens informationen hentes ned, eller hvis der ikke er database adgang. Det er teknisk set to forskellige tråde, men de minder meget om hinanden – den eneste forskel er, at den ene henter eksisterende tabeller, og den anden henter selve informationen om tabellerne ned.</text:p>
      <text:p text:style-name="P7"/>
      <text:p text:style-name="P7">Levetid:</text:p>
      <text:p text:style-name="P7">Når brugeren beder om info fra databasen, til det er hentet ned.</text:p>
      <text:p text:style-name="P7"/>
      <text:p text:style-name="P7">Aktiv:</text:p>
      <text:p text:style-name="P7">Mens data hentes ned.</text:p>
      <text:p text:style-name="P7"/>
      <text:p text:style-name="P7"/>
      <text:p text:style-name="P7"/>
      <text:p text:style-name="P7"/>
      <text:p text:style-name="P7"/>
      <text:p text:style-name="Standard"><text:line-break/></text:p>
      <text:p text:style-name="P38"/>
      <text:h text:style-name="P71" text:outline-level="1"><text:soft-page-break/>Deployment view</text:h>
      <text:h text:style-name="P76" text:outline-level="2">Oversigt over systemkonfigureringer</text:h>
      <text:p text:style-name="P14"/>
      <text:p text:style-name="P32"><draw:frame draw:style-name="fr7" draw:name="graphics3" text:anchor-type="paragraph" svg:width="11.352cm" svg:height="10.345cm" draw:z-index="3"><draw:image xlink:href="Pictures/10000000000001AD00000187A71632FA.png" xlink:type="simple" xlink:show="embed" xlink:actuate="onLoad"/></draw:frame></text:p>
      <text:p text:style-name="P32">Figur beskrivelse</text:p>
      <text:h text:style-name="P76" text:outline-level="2">Node beskrivelser</text:h>
      <text:h text:style-name="P81" text:outline-level="3">SCORBOT-ER4u:</text:h>
      <text:p text:style-name="P33">Robotten som udfører operationerne til sorteringsprocessen.</text:p>
      <text:h text:style-name="P81" text:outline-level="3">USB-Controller:</text:h>
      <text:p text:style-name="P33">Forbindelse mellem 'workstation' og andre komponenterne som kan styres fra programmet eller hentes værdier fra.</text:p>
      <text:h text:style-name="P81" text:outline-level="3">STK500:</text:h>
      <text:p text:style-name="P33">Mellemled mellem 'workstation' og 'weight', så der kan tages målinger fra programmet.</text:p>
      <text:h text:style-name="P81" text:outline-level="3">Workstation:</text:h>
      <text:p text:style-name="P33">Computeren hvor programmet(SIR) køres på.</text:p>
      <text:h text:style-name="P81" text:outline-level="3"><text:soft-page-break/>Sensor:</text:h>
      <text:p text:style-name="P33">Lys sensor, som registrerer at der er et objekt eller ej foran den.</text:p>
      <text:h text:style-name="P81" text:outline-level="3">Conveyerbelt:</text:h>
      <text:p text:style-name="P33">Transportbånd til transport af klodserne, som skal sorteres. På den er monteret 'sensor'.</text:p>
      <text:h text:style-name="P81" text:outline-level="3">Weight:</text:h>
      <text:p text:style-name="P33">Vægt som der kan tages målinger. </text:p>
      <text:h text:style-name="P71" text:outline-level="1">Development view</text:h>
      <text:h text:style-name="P76" text:outline-level="2">Oversigt</text:h>
      <text:p text:style-name="P28"><draw:frame draw:style-name="fr8" draw:name="grafik1" text:anchor-type="paragraph" svg:width="11.603cm" svg:height="7.181cm" draw:z-index="7"><draw:image xlink:href="Pictures/2000004700002D5200001C0DE740F0E3.svm" xlink:type="simple" xlink:show="embed" xlink:actuate="onLoad"/></draw:frame></text:p>
      <text:p text:style-name="Standard"/>
      <text:h text:style-name="P76" text:outline-level="2"/>
      <text:h text:style-name="P76" text:outline-level="2"/>
      <text:h text:style-name="P76" text:outline-level="2"/>
      <text:h text:style-name="P76" text:outline-level="2"/>
      <text:p text:style-name="P14"/>
      <text:p text:style-name="P14"/>
      <text:p text:style-name="P14"/>
      <text:p text:style-name="Text_20_body">RoboGO package indeholder GUI og viewmodel klasser.</text:p>
      <text:p text:style-name="Text_20_body">ControlSystem indeholder alle de funktionelle klasser.</text:p>
      <text:p text:style-name="Text_20_body">SqlInteraction indeholder klasser, som kommunikerer med databasen</text:p>
      <text:h text:style-name="P76" text:outline-level="2">Komponentbeskrivelser</text:h>
      <text:p text:style-name="P29">Se dokumentation på CD´en <text:s/>for kode dokumentation(”kode autogen dokumentation.pdf”).</text:p>
      <text:p text:style-name="P29"/>
      <text:h text:style-name="P71" text:outline-level="1">Generelle arkitekturbeslutninger</text:h>
      <text:p text:style-name="P12">Dette afsnit beskriver de beslutninger vi har taget om arkitekturdesign.</text:p>
      <text:h text:style-name="P80" text:outline-level="2"><text:soft-page-break/></text:h>
      <text:h text:style-name="P80" text:outline-level="2">Arkitekturmål og begrænsninger</text:h>
      <text:p text:style-name="Text_20_body"/>
      <text:p text:style-name="P28">Som krav og begrænsninger er der blevet sat følgende, der skal overholdes:</text:p>
      <text:list xml:id="list39314256" text:style-name="L5">
        <text:list-item>
          <text:p text:style-name="P64">En database skal kunne opbevare og manipulere relevante data fra processen.</text:p>
        </text:list-item>
        <text:list-item>
          <text:p text:style-name="P64">En ID skal kunne fremstille programmer til styring af robottens proces.</text:p>
        </text:list-item>
        <text:list-item>
          <text:p text:style-name="P64">En simulator skal kunne simulere den fysiske robot, således at der kan skiftes mellem den 'ægte' robot og simulatoren. </text:p>
        </text:list-item>
        <text:list-item>
          <text:p text:style-name="P64">Et styreprogram udformet som GUI, der programmeres i C#.</text:p>
        </text:list-item>
        <text:list-item>
          <text:p text:style-name="P64">Et system, der kan måle klodsers masse og rumfang.</text:p>
        </text:list-item>
      </text:list>
      <text:h text:style-name="P80" text:outline-level="2">Arkitektur mønstre</text:h>
      <text:p text:style-name="P28">Vi har valgt at bruge MVVM pattern til at implementere programmet.</text:p>
      <text:p text:style-name="P28">Dette er blevet valgt da C# med WPF giver relativ nem mulighed for at implementere med MVVM pattern. Ting som DataBinding og Commands.</text:p>
      <text:p text:style-name="P28">Andre patterns der er blevet brugt er Singleton og Factory sammen med Indirection for at fjerne afhængighed fra forskellige komponenter i systemet samt at flere klasser havde brug for at deles om de samme klasse instanser.</text:p>
      <text:h text:style-name="P80" text:outline-level="2">Generelle brugergrænsefladeregler</text:h>
      <text:p text:style-name="P28">Systemet skal intuitivt, og gennem brugergrænsefladen skal det kunne være muligt for den pågældende bruger at skabe et program, som kan gemmes. Endvidere skal der være mulighed for at styre robotten manuelt gennem GUI'en, og sidst skal der også være mulighed for brugeren at manipulere med de data, der er persisteret i databasen. </text:p>
      <text:h text:style-name="P80" text:outline-level="2">Fejlhåndtering</text:h>
      <text:p text:style-name="P28">Tekst.</text:p>
      <text:h text:style-name="P80" text:outline-level="2">Implementeringssprog og værktøjer</text:h>
      <text:p text:style-name="P24">Til databasen:</text:p>
      <text:list xml:id="list39332063" text:style-name="L6">
        <text:list-item>
          <text:p text:style-name="P66"><text:soft-page-break/>Microsoft SQL Server Management Studio </text:p>
        </text:list-item>
        <text:list-item>
          <text:p text:style-name="P66">Database Design Studio Lite (DDS Lite)</text:p>
        </text:list-item>
      </text:list>
      <text:h text:style-name="P80" text:outline-level="2">Implementeringsbiblioteker</text:h>
      <text:list xml:id="list39326363" text:style-name="L7">
        <text:list-item>
          <text:p text:style-name="P65">USBC.dll</text:p>
        </text:list-item>
        <text:list-item>
          <text:p text:style-name="P65">NUnit. </text:p>
        </text:list-item>
        <text:list-item>
          <text:p text:style-name="P65">DotCover.</text:p>
        </text:list-item>
      </text:list>
      <text:p text:style-name="P28"/>
      <text:h text:style-name="P72" text:outline-level="1">Størrelse og ydelse</text:h>
      <text:p text:style-name="P28">Tekst.</text:p>
      <text:h text:style-name="P72" text:outline-level="1">Kvalitet</text:h>
      <text:p text:style-name="P21">Tekst.</text:p>
      <text:h text:style-name="P73" text:outline-level="1">Oversættelse </text:h>
      <text:h text:style-name="P78" text:outline-level="2">Oversættelse-hardware</text:h>
      <text:p text:style-name="P28">Tekst.</text:p>
      <text:h text:style-name="P78" text:outline-level="2">Oversættelse-software</text:h>
      <text:p text:style-name="P25">Selve I4PRJ4 Robot programmet kan afvikles på en Windows maskine med .NET installeret. </text:p>
      <text:p text:style-name="P26">Windows maskinen skal være på skolens netværk for at kunne etablere forbindelse til skolens database server, og dermed forbinde til systems database.</text:p>
      <text:p text:style-name="P26">For C-programmeringsdelen skal alle kildefiler lægges i samme mappe. I Codevision laves et nyt projekt, som gemmes i samme mappe, og kildefilerne tilføjes projektet. Projektet konfigureres, så det er sat op til Atmega16-chippen og en chipfrekvens på 3,6864 MHz. Derefter kan koden kompileres i Codevision.</text:p>
      <text:h text:style-name="P78" text:outline-level="2"><text:soft-page-break/>Oversættelse og linkning</text:h>
      <text:p text:style-name="P23">Tekst.</text:p>
      <text:h text:style-name="P77" text:outline-level="2">Installation</text:h>
      <text:p text:style-name="P16">Tekst.</text:p>
      <text:h text:style-name="P71" text:outline-level="1">Kørsel</text:h>
      <text:h text:style-name="P76" text:outline-level="2">Kørsels-hardware</text:h>
      <text:p text:style-name="P28">Tekst.</text:p>
      <text:h text:style-name="P76" text:outline-level="2">Kørsels-software</text:h>
      <text:p text:style-name="P28">Tekst.</text:p>
      <text:h text:style-name="P76" text:outline-level="2">Start og stop</text:h>
      <text:p text:style-name="P28">Tekst.</text:p>
      <text:h text:style-name="P76" text:outline-level="2">Informationsdisplay</text:h>
      <text:p text:style-name="Standard"/>
      <text:p text:style-name="Standard"><text:s/></text:p>
      <text:h text:style-name="P71" text:outline-level="1">Bilag</text:h>
      <text:p text:style-name="P12">Tjek medhørende CD for at se bilage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igur"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1" style:family="table">
      <style:table-properties style:width="16.946cm" fo:margin-left="0cm" table:align="left"/>
    </style:style>
    <style:style style:name="Tabel1.A" style:family="table-column">
      <style:table-column-properties style:column-width="5.648cm"/>
    </style:style>
    <style:style style:name="Tabel1.C" style:family="table-column">
      <style:table-column-properties style:column-width="5.65cm"/>
    </style:style>
    <style:style style:name="Tabel1.A1" style:family="table-cell">
      <style:table-cell-properties fo:padding-left="0.191cm" fo:padding-right="0.191cm" fo:padding-top="0cm" fo:padding-bottom="0cm" fo:border="none"/>
    </style:style>
    <style:style style:name="Tabel2" style:family="table">
      <style:table-properties style:width="16.946cm" fo:margin-left="0cm" table:align="left"/>
    </style:style>
    <style:style style:name="Tabel2.A" style:family="table-column">
      <style:table-column-properties style:column-width="5.648cm"/>
    </style:style>
    <style:style style:name="Tabel2.C" style:family="table-column">
      <style:table-column-properties style:column-width="5.65cm"/>
    </style:style>
    <style:style style:name="Tabel2.A1" style:family="table-cell">
      <style:table-cell-properties fo:padding-left="0.191cm" fo:padding-right="0.191cm" fo:padding-top="0cm" fo:padding-bottom="0cm" fo:border="none"/>
    </style:style>
    <style:style style:name="MP1" style:family="paragraph" style:parent-style-name="Standard">
      <style:paragraph-properties fo:text-align="start" style:justify-single-word="false"/>
      <style:text-properties style:font-name="Arial1" fo:font-size="12pt" style:font-size-asian="12pt" style:font-size-complex="12pt"/>
    </style:style>
    <style:style style:name="MP2" style:family="paragraph" style:parent-style-name="Header">
      <style:paragraph-properties fo:text-align="end" style:justify-single-word="false"/>
    </style:style>
    <style:style style:name="MP3" style:family="paragraph" style:parent-style-name="Standard">
      <style:text-properties style:font-name="Arial1" fo:font-size="12pt" style:font-size-asian="12pt" style:font-size-complex="12pt"/>
    </style:style>
    <style:style style:name="MP4" style:family="paragraph" style:parent-style-name="Footer">
      <style:paragraph-properties fo:text-align="end" style:justify-single-word="false"/>
      <style:text-properties style:font-name="Arial1"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801cm" fo:margin-right="2.034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header-footer-properties fo:min-height="0.949cm" fo:margin-left="0cm" fo:margin-right="0cm" fo:margin-bottom="0cm" style:dynamic-spacing="true"/>
      </style:header-style>
      <style:footer-style>
        <style:header-footer-properties fo:min-height="0.949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3">
      <style:header>
        <table:table table:name="Tabel1" table:style-name="Tabel1">
          <table:table-column table:style-name="Tabel1.A" table:number-columns-repeated="2"/>
          <table:table-column table:style-name="Tabel1.C"/>
          <table:table-row>
            <table:table-cell table:style-name="Tabel1.A1" office:value-type="string">
              <text:p text:style-name="MP1">Systemarkitektur – </text:p>
              <text:p text:style-name="MP1">Gruppe 1</text:p>
            </table:table-cell>
            <table:table-cell table:style-name="Tabel1.A1" office:value-type="string">
              <text:p text:style-name="Header"/>
            </table:table-cell>
            <table:table-cell table:style-name="Tabel1.A1" office:value-type="string">
              <text:p text:style-name="MP2"/>
            </table:table-cell>
          </table:table-row>
        </table:table>
        <text:p text:style-name="Header"/>
      </style:header>
      <style:footer>
        <table:table table:name="Tabel2" table:style-name="Tabel2">
          <table:table-column table:style-name="Tabel2.A" table:number-columns-repeated="2"/>
          <table:table-column table:style-name="Tabel2.C"/>
          <table:table-row>
            <table:table-cell table:style-name="Tabel2.A1" office:value-type="string">
              <text:p text:style-name="MP3">Ingeniørhøjskolen Aarhus Universitet</text:p>
            </table:table-cell>
            <table:table-cell table:style-name="Tabel2.A1" office:value-type="string">
              <text:p text:style-name="Footer"/>
            </table:table-cell>
            <table:table-cell table:style-name="Tabel2.A1" office:value-type="string">
              <text:p text:style-name="MP4">Side <text:page-number text:select-page="current">22</text:page-number> af <text:page-count>22</text:page-count></text:p>
            </table:table-cell>
          </table:table-row>
        </table:table>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2T16:49:34.36</meta:creation-date>
    <dc:date>2012-05-31T23:07:01</dc:date>
    <meta:editing-duration>PT17H25M39S</meta:editing-duration>
    <meta:editing-cycles>163</meta:editing-cycles>
    <meta:generator>LibreOffice/3.4$Win32 LibreOffice_project/340m1$Build-402</meta:generator>
    <meta:document-statistic meta:table-count="3" meta:image-count="11" meta:object-count="0" meta:page-count="22" meta:paragraph-count="296" meta:word-count="2196" meta:character-count="14699" meta:non-whitespace-character-count="12782"/>
  </office:meta>
</office:document-meta>
</file>